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5.8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trategyEvalu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Malloc cycles</text:p>
          </table:table-cell>
          <table:table-cell office:value-type="string" calcext:value-type="string">
            <text:p>Free cycles</text:p>
          </table:table-cell>
          <table:table-cell office:value-type="string" calcext:value-type="string">
            <text:p>Outside cycles</text:p>
          </table:table-cell>
          <table:table-cell office:value-type="string" calcext:value-type="string">
            <text:p>frag at WMF</text:p>
          </table:table-cell>
          <table:table-cell office:value-type="string" calcext:value-type="string">
            <text:p>WMF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h0</text:p>
          </table:table-cell>
          <table:table-cell office:value-type="float" office:value="7128696" calcext:value-type="float">
            <text:p>7128696</text:p>
          </table:table-cell>
          <table:table-cell office:value-type="float" office:value="56217081" calcext:value-type="float">
            <text:p>56217081</text:p>
          </table:table-cell>
          <table:table-cell office:value-type="float" office:value="57626718" calcext:value-type="float">
            <text:p>57626718</text:p>
          </table:table-cell>
          <table:table-cell table:style-name="ce1" office:value-type="string" calcext:value-type="string">
            <text:p>82.015%</text:p>
          </table:table-cell>
          <table:table-cell office:value-type="float" office:value="241550" calcext:value-type="float">
            <text:p>241550</text:p>
          </table:table-cell>
          <table:table-cell office:value-type="float" office:value="37245494" calcext:value-type="float">
            <text:p>37245494</text:p>
          </table:table-cell>
        </table:table-row>
        <table:table-row table:style-name="ro1">
          <table:table-cell office:value-type="string" calcext:value-type="string">
            <text:p>FF0</text:p>
          </table:table-cell>
          <table:table-cell office:value-type="float" office:value="7148216" calcext:value-type="float">
            <text:p>7148216</text:p>
          </table:table-cell>
          <table:table-cell office:value-type="float" office:value="59373510" calcext:value-type="float">
            <text:p>59373510</text:p>
          </table:table-cell>
          <table:table-cell office:value-type="float" office:value="48773748" calcext:value-type="float">
            <text:p>48773748</text:p>
          </table:table-cell>
          <table:table-cell table:style-name="ce1" office:value-type="string" calcext:value-type="string">
            <text:p>59.812%</text:p>
          </table:table-cell>
          <table:table-cell office:value-type="float" office:value="238484" calcext:value-type="float">
            <text:p>238484</text:p>
          </table:table-cell>
          <table:table-cell office:value-type="float" office:value="30803083" calcext:value-type="float">
            <text:p>30803083</text:p>
          </table:table-cell>
        </table:table-row>
        <table:table-row table:style-name="ro1">
          <table:table-cell office:value-type="string" calcext:value-type="string">
            <text:p>Occ0</text:p>
          </table:table-cell>
          <table:table-cell office:value-type="float" office:value="6891723" calcext:value-type="float">
            <text:p>6891723</text:p>
          </table:table-cell>
          <table:table-cell office:value-type="float" office:value="42122169" calcext:value-type="float">
            <text:p>42122169</text:p>
          </table:table-cell>
          <table:table-cell office:value-type="float" office:value="59166620" calcext:value-type="float">
            <text:p>59166620</text:p>
          </table:table-cell>
          <table:table-cell table:style-name="ce1" office:value-type="string" calcext:value-type="string">
            <text:p>81.778%</text:p>
          </table:table-cell>
          <table:table-cell office:value-type="float" office:value="238412" calcext:value-type="float">
            <text:p>238412</text:p>
          </table:table-cell>
          <table:table-cell office:value-type="float" office:value="36815230" calcext:value-type="float">
            <text:p>36815230</text:p>
          </table:table-cell>
        </table:table-row>
        <table:table-row table:style-name="ro1">
          <table:table-cell office:value-type="string" calcext:value-type="string">
            <text:p>Th1</text:p>
          </table:table-cell>
          <table:table-cell office:value-type="float" office:value="12243797" calcext:value-type="float">
            <text:p>12243797</text:p>
          </table:table-cell>
          <table:table-cell office:value-type="float" office:value="58409346" calcext:value-type="float">
            <text:p>58409346</text:p>
          </table:table-cell>
          <table:table-cell office:value-type="float" office:value="59579448" calcext:value-type="float">
            <text:p>59579448</text:p>
          </table:table-cell>
          <table:table-cell table:style-name="ce1" office:value-type="string" calcext:value-type="string">
            <text:p>82.015%</text:p>
          </table:table-cell>
          <table:table-cell office:value-type="float" office:value="241550" calcext:value-type="float">
            <text:p>241550</text:p>
          </table:table-cell>
          <table:table-cell office:value-type="float" office:value="43772340" calcext:value-type="float">
            <text:p>43772340</text:p>
          </table:table-cell>
        </table:table-row>
        <table:table-row table:style-name="ro1">
          <table:table-cell office:value-type="string" calcext:value-type="string">
            <text:p>FF1</text:p>
          </table:table-cell>
          <table:table-cell office:value-type="float" office:value="8076860" calcext:value-type="float">
            <text:p>8076860</text:p>
          </table:table-cell>
          <table:table-cell office:value-type="float" office:value="126816324" calcext:value-type="float">
            <text:p>126816324</text:p>
          </table:table-cell>
          <table:table-cell office:value-type="float" office:value="56706990" calcext:value-type="float">
            <text:p>56706990</text:p>
          </table:table-cell>
          <table:table-cell table:style-name="ce1" office:value-type="string" calcext:value-type="string">
            <text:p>59.812%</text:p>
          </table:table-cell>
          <table:table-cell office:value-type="float" office:value="238484" calcext:value-type="float">
            <text:p>238484</text:p>
          </table:table-cell>
          <table:table-cell office:value-type="float" office:value="32141773" calcext:value-type="float">
            <text:p>32141773</text:p>
          </table:table-cell>
        </table:table-row>
        <table:table-row table:style-name="ro1">
          <table:table-cell office:value-type="string" calcext:value-type="string">
            <text:p>Occ1</text:p>
          </table:table-cell>
          <table:table-cell office:value-type="float" office:value="7581377" calcext:value-type="float">
            <text:p>7581377</text:p>
          </table:table-cell>
          <table:table-cell office:value-type="float" office:value="69209245" calcext:value-type="float">
            <text:p>69209245</text:p>
          </table:table-cell>
          <table:table-cell office:value-type="float" office:value="63928516" calcext:value-type="float">
            <text:p>63928516</text:p>
          </table:table-cell>
          <table:table-cell table:style-name="ce1" office:value-type="string" calcext:value-type="string">
            <text:p>81.778%</text:p>
          </table:table-cell>
          <table:table-cell office:value-type="float" office:value="238412" calcext:value-type="float">
            <text:p>238412</text:p>
          </table:table-cell>
          <table:table-cell office:value-type="float" office:value="39642806" calcext:value-type="float">
            <text:p>39642806</text:p>
          </table:table-cell>
        </table:table-row>
        <table:table-row table:style-name="ro1">
          <table:table-cell office:value-type="string" calcext:value-type="string">
            <text:p>Th2</text:p>
          </table:table-cell>
          <table:table-cell office:value-type="float" office:value="6541644" calcext:value-type="float">
            <text:p>6541644</text:p>
          </table:table-cell>
          <table:table-cell office:value-type="float" office:value="34112540" calcext:value-type="float">
            <text:p>34112540</text:p>
          </table:table-cell>
          <table:table-cell office:value-type="float" office:value="57431095" calcext:value-type="float">
            <text:p>57431095</text:p>
          </table:table-cell>
          <table:table-cell table:style-name="ce1" office:value-type="string" calcext:value-type="string">
            <text:p>63.349%</text:p>
          </table:table-cell>
          <table:table-cell office:value-type="float" office:value="241058" calcext:value-type="float">
            <text:p>241058</text:p>
          </table:table-cell>
          <table:table-cell office:value-type="float" office:value="36228517" calcext:value-type="float">
            <text:p>36228517</text:p>
          </table:table-cell>
        </table:table-row>
        <table:table-row table:style-name="ro1">
          <table:table-cell office:value-type="string" calcext:value-type="string">
            <text:p>FF2</text:p>
          </table:table-cell>
          <table:table-cell office:value-type="float" office:value="7194603" calcext:value-type="float">
            <text:p>7194603</text:p>
          </table:table-cell>
          <table:table-cell office:value-type="float" office:value="58234704" calcext:value-type="float">
            <text:p>58234704</text:p>
          </table:table-cell>
          <table:table-cell office:value-type="float" office:value="48561622" calcext:value-type="float">
            <text:p>48561622</text:p>
          </table:table-cell>
          <table:table-cell table:style-name="ce1" office:value-type="string" calcext:value-type="string">
            <text:p>58.169%</text:p>
          </table:table-cell>
          <table:table-cell office:value-type="float" office:value="238487" calcext:value-type="float">
            <text:p>238487</text:p>
          </table:table-cell>
          <table:table-cell office:value-type="float" office:value="30783327" calcext:value-type="float">
            <text:p>30783327</text:p>
          </table:table-cell>
        </table:table-row>
        <table:table-row table:style-name="ro1">
          <table:table-cell office:value-type="string" calcext:value-type="string">
            <text:p>Occ2</text:p>
          </table:table-cell>
          <table:table-cell office:value-type="float" office:value="7498708" calcext:value-type="float">
            <text:p>7498708</text:p>
          </table:table-cell>
          <table:table-cell office:value-type="float" office:value="34883744" calcext:value-type="float">
            <text:p>34883744</text:p>
          </table:table-cell>
          <table:table-cell office:value-type="float" office:value="59005738" calcext:value-type="float">
            <text:p>59005738</text:p>
          </table:table-cell>
          <table:table-cell table:style-name="ce1" office:value-type="string" calcext:value-type="string">
            <text:p>81.763%</text:p>
          </table:table-cell>
          <table:table-cell office:value-type="float" office:value="238208" calcext:value-type="float">
            <text:p>238208</text:p>
          </table:table-cell>
          <table:table-cell office:value-type="float" office:value="37312599" calcext:value-type="float">
            <text:p>373125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Base10 = 269484032#Architecutre 1 memory bank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pBase11 = 269615104#Architecutre 1 memory bank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Base20 = 269484032#Architecutre 2 memory bank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pBase21 = 269516800#Architecutre 2 memory bank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pBase22 = 269615104#Architecutre 2 memory bank 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hreshold0 = 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shold1 = 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shold21 = 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shold22 = 6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heap size 384 KB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/5.1.6.2$Linux_X86_64 LibreOffice_project/10m0$Build-2</meta:generator>
  </office:meta>
</office:document-meta>
</file>